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3f20" officeooo:paragraph-rsid="00173f20" style:font-size-asian="14pt" style:font-size-complex="14pt"/>
    </style:style>
    <style:style style:name="P2" style:family="paragraph" style:parent-style-name="Preformatted_20_Text">
      <style:paragraph-properties fo:break-before="page"/>
      <style:text-properties fo:font-size="14pt" officeooo:rsid="00173f20" officeooo:paragraph-rsid="00173f20" style:font-size-asian="14pt" style:font-size-complex="14pt"/>
    </style:style>
    <style:style style:name="P3" style:family="paragraph" style:parent-style-name="Preformatted_20_Text">
      <style:paragraph-properties fo:margin-left="0cm" fo:margin-right="0.499cm" fo:margin-top="0cm" fo:margin-bottom="0.499cm" style:contextual-spacing="false" fo:text-indent="0cm" style:auto-text-indent="false"/>
      <style:text-properties fo:font-size="14pt" officeooo:rsid="00173f20" officeooo:paragraph-rsid="00173f20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14pt" officeooo:rsid="00173f20" officeooo:paragraph-rsid="00173f20" style:font-size-asian="14pt" style:font-size-complex="14pt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size="14pt" officeooo:rsid="00173f20" officeooo:paragraph-rsid="001857a7" style:font-size-asian="14pt" style:font-size-complex="14pt"/>
    </style:style>
    <style:style style:name="P6" style:family="paragraph" style:parent-style-name="Preformatted_20_Text">
      <style:paragraph-properties fo:margin-top="0cm" fo:margin-bottom="0.499cm" style:contextual-spacing="false"/>
      <style:text-properties fo:font-size="10pt" officeooo:rsid="00173f20" officeooo:paragraph-rsid="00173f20" style:font-size-asian="10pt" style:font-size-complex="10pt"/>
    </style:style>
    <style:style style:name="P7" style:family="paragraph" style:parent-style-name="Preformatted_20_Text">
      <style:paragraph-properties fo:margin-top="0cm" fo:margin-bottom="0.499cm" style:contextual-spacing="false" fo:break-before="page"/>
      <style:text-properties fo:font-size="14pt" officeooo:rsid="00173f20" officeooo:paragraph-rsid="00173f20" style:font-size-asian="14pt" style:font-size-complex="14pt"/>
    </style:style>
    <style:style style:name="P8" style:family="paragraph" style:parent-style-name="Preformatted_20_Text">
      <style:paragraph-properties fo:margin-top="0cm" fo:margin-bottom="0.499cm" style:contextual-spacing="false" fo:break-before="page"/>
      <style:text-properties fo:font-size="14pt" officeooo:rsid="00173f20" officeooo:paragraph-rsid="001857a7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65ba" style:font-size-asian="14pt" style:font-size-complex="14pt"/>
    </style:style>
    <style:style style:name="T3" style:family="text">
      <style:text-properties officeooo:rsid="001857a7"/>
    </style:style>
    <style:style style:name="T4" style:family="text">
      <style:text-properties officeooo:rsid="001aa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LIDE 1</text:p>
      <text:p text:style-name="P3">Marco - ESERCITAZIONE ALLA STATALE</text:p>
      <text:p text:style-name="P3">----------------------------------</text:p>
      <text:p text:style-name="P3"/>
      <text:p text:style-name="P3">SLIDE 2</text:p>
      <text:p text:style-name="P3">-------</text:p>
      <text:p text:style-name="P3">1) JavaScript</text:p>
      <text:p text:style-name="P3">SLIDE 3</text:p>
      <text:p text:style-name="P3">-------</text:p>
      <text:p text:style-name="P3">- short history</text:p>
      <text:p text:style-name="P3">- <text:span text:style-name="T6">nel browser: DOM</text:span></text:p>
      <text:p text:style-name="P3"/>
      <text:p text:style-name="P3">pagina con horizon red div #mainDiv</text:p>
      <text:p text:style-name="P3">console: var theDiv = window.getElementById('v')</text:p>
      <text:p text:style-name="P3">theDiv.innerHTML = '&lt;a href="http://google.com"&gt;GOOGLE&lt;/a&gt;'</text:p>
      <text:p text:style-name="P3">theDiv.addEventListener("mouseenter", function(){</text:p>
      <text:p text:style-name="P3"><text:s text:c="4"/>this.style.background = "yellow";</text:p>
      <text:p text:style-name="P3">});</text:p>
      <text:p text:style-name="P3">theDiv.addEventListener("mouseleave", function(){</text:p>
      <text:p text:style-name="P3"><text:s text:c="4"/>this.style.background = "white";</text:p>
      <text:p text:style-name="P3">});</text:p>
      <text:p text:style-name="P3">- use CSS to style the DOM</text:p>
      <text:p text:style-name="P3">- the best of JS has nothing to do with webpages!</text:p>
      <text:p text:style-name="P3"/>
      <text:p text:style-name="P2"/>
      <text:p text:style-name="P4">SLIDE 4</text:p>
      <text:p text:style-name="P4">-------</text:p>
      <text:p text:style-name="P4">function plus1(x) { return x+1; }</text:p>
      <text:p text:style-name="P4">[1,2,3,4].map(plus1)</text:p>
      <text:p text:style-name="P4"/>
      <text:p text:style-name="P4">[1,2,3,4].reduce(function(x,y){ return x*y },1)</text:p>
      <text:p text:style-name="P4"/>
      <text:p text:style-name="P4">function XXXXX(acc,x,i){ return (acc*i + x)/(i+1) }</text:p>
      <text:p text:style-name="P4">[1,2,3,4].reduce(XXXX,0);</text:p>
      <text:p text:style-name="P4"/>
      <text:p text:style-name="P4">- sul server: node.js</text:p>
      <text:p text:style-name="P4">[show http-server]</text:p>
      <text:p text:style-name="P4"/>
      <text:p text:style-name="P4"/>
      <text:p text:style-name="P7">SLIDE 5</text:p>
      <text:p text:style-name="P4">-------</text:p>
      <text:p text:style-name="P4">2) a <text:span text:style-name="T6">language without types</text:span></text:p>
      <text:p text:style-name="P4">- Chrome console: var pippo = 12</text:p>
      <text:p text:style-name="P4">- typeof pippo</text:p>
      <text:p text:style-name="P4">- pippo + 1</text:p>
      <text:p text:style-name="P4"/>
      <text:p text:style-name="P4">- pippo = 'dodici'</text:p>
      <text:p text:style-name="P4">- typeof pippo</text:p>
      <text:p text:style-name="P4">- pippo + 'pluto'</text:p>
      <text:p text:style-name="P4">- pippo + 12</text:p>
      <text:p text:style-name="P4"/>
      <text:p text:style-name="P4">pippo = { nome:'giuseppe', et<text:span text:style-name="T3">à</text:span>:12 }</text:p>
      <text:p text:style-name="P4">typeof pippo</text:p>
      <text:p text:style-name="P4">pippo.nome</text:p>
      <text:p text:style-name="P4">pippo.et<text:span text:style-name="T3">à</text:span></text:p>
      <text:p text:style-name="P4">pippo['nome']</text:p>
      <text:p text:style-name="P4">var key = 'et<text:span text:style-name="T3">à</text:span>'</text:p>
      <text:p text:style-name="P4">pippo[key]</text:p>
      <text:p text:style-name="P4"/>
      <text:p text:style-name="P4">pippo = ['giuseppe', 12]</text:p>
      <text:p text:style-name="P4">typeof pippo</text:p>
      <text:p text:style-name="P4">pippo[0]</text:p>
      <text:p text:style-name="P4">pippo[1]</text:p>
      <text:p text:style-name="P4"/>
      <text:p text:style-name="P4">- freedom requires discipline...</text:p>
      <text:p text:style-name="P7">SLIDE 6</text:p>
      <text:p text:style-name="P4">-------</text:p>
      <text:p text:style-name="P4">3) chi ci salva? <text:span text:style-name="T6">le FUNZIONI!</text:span></text:p>
      <text:p text:style-name="P4"/>
      <text:p text:style-name="P4">function leaf(label){</text:p>
      <text:p text:style-name="P4"><text:s text:c="2"/>return { label : label }</text:p>
      <text:p text:style-name="P4">}</text:p>
      <text:p text:style-name="P4">var leaf12 = leaf(12);</text:p>
      <text:p text:style-name="P4">leaf12</text:p>
      <text:p text:style-name="P4">leaf12.label</text:p>
      <text:p text:style-name="P4"/>
      <text:p text:style-name="P4">function leaf(label){</text:p>
      <text:p text:style-name="P4"><text:s text:c="2"/>return { getLabel: function(){ return label; }}</text:p>
      <text:p text:style-name="P4">}</text:p>
      <text:p text:style-name="P4">leaf12 = leaf(12)</text:p>
      <text:p text:style-name="P4">leaf12</text:p>
      <text:p text:style-name="P4">leaf12.getLabel()</text:p>
      <text:p text:style-name="P4"/>
      <text:p text:style-name="P4">function leaf(label){</text:p>
      <text:p text:style-name="P4"><text:s text:c="2"/>return function(w){</text:p>
      <text:p text:style-name="P4"><text:s text:c="4"/>return w(label);</text:p>
      <text:p text:style-name="P4"><text:s text:c="2"/>}</text:p>
      <text:p text:style-name="P4">}</text:p>
      <text:p text:style-name="P4">leaf12 = leaf(12)</text:p>
      <text:p text:style-name="P4">var id = function(x){ return x; }</text:p>
      <text:p text:style-name="P5">leaf12(id)</text:p>
      <text:p text:style-name="P8">function label(leaf){</text:p>
      <text:p text:style-name="P4"><text:s text:c="2"/>return leaf(id);</text:p>
      <text:p text:style-name="P4">}</text:p>
      <text:p text:style-name="P4">label(leaf12)</text:p>
      <text:p text:style-name="P4"/>
      <text:p text:style-name="P4">function node(left,right){</text:p>
      <text:p text:style-name="P4"><text:s text:c="2"/>return function(w){</text:p>
      <text:p text:style-name="P4"><text:s text:c="4"/>return w(left,right);</text:p>
      <text:p text:style-name="P4"><text:s text:c="2"/>}</text:p>
      <text:p text:style-name="P4">}</text:p>
      <text:p text:style-name="P4">var bintree = node(leaf('a'),node(leaf('b'),leaf('c')));</text:p>
      <text:p text:style-name="P4"/>
      <text:p text:style-name="P4">function left(node){</text:p>
      <text:p text:style-name="P4"><text:s text:c="2"/>return node(function(l,r){</text:p>
      <text:p text:style-name="P4"><text:s text:c="4"/>return l;</text:p>
      <text:p text:style-name="P4"><text:s text:c="2"/>})</text:p>
      <text:p text:style-name="P4">}</text:p>
      <text:p text:style-name="P4"/>
      <text:p text:style-name="P4">left(bintree)</text:p>
      <text:p text:style-name="P4">label(left(bintree))</text:p>
      <text:p text:style-name="P4"/>
      <text:p text:style-name="P4">function right(tree){</text:p>
      <text:p text:style-name="P4"><text:s text:c="2"/>return tree(function(l,r){</text:p>
      <text:p text:style-name="P4"><text:s text:c="4"/>return r;</text:p>
      <text:p text:style-name="P4"><text:s text:c="2"/>});</text:p>
      <text:p text:style-name="P4">}</text:p>
      <text:p text:style-name="P4"><text:soft-page-break/></text:p>
      <text:p text:style-name="P4">label(right(right(bintree)))</text:p>
      <text:p text:style-name="P4"/>
      <text:p text:style-name="P4">- per i veri nostalgici dei tipi...</text:p>
      <text:p text:style-name="P4">function leaf(label){</text:p>
      <text:p text:style-name="P4"><text:s text:c="2"/>return function leaf(w){</text:p>
      <text:p text:style-name="P4"><text:s text:c="4"/>return w(label);</text:p>
      <text:p text:style-name="P4"><text:s text:c="2"/>}</text:p>
      <text:p text:style-name="P4">}</text:p>
      <text:p text:style-name="P4">leaf('a').name</text:p>
      <text:p text:style-name="P4">leaf('b').name</text:p>
      <text:p text:style-name="P4">switch(tree.name){</text:p>
      <text:p text:style-name="P4"><text:s text:c="2"/>case 'leaf':</text:p>
      <text:p text:style-name="P4"><text:s text:c="4"/>...</text:p>
      <text:p text:style-name="P4"><text:s text:c="4"/>break;</text:p>
      <text:p text:style-name="P4"><text:s text:c="2"/>case 'node':</text:p>
      <text:p text:style-name="P4"><text:s text:c="4"/>...</text:p>
      <text:p text:style-name="P4"><text:s text:c="4"/>break;</text:p>
      <text:p text:style-name="P4">}</text:p>
      <text:p text:style-name="P4"/>
      <text:p text:style-name="P4">- REM: JS allows pattern matching!!!</text:p>
      <text:p text:style-name="P4"/>
      <text:p text:style-name="P4"/>
      <text:p text:style-name="P7">4) a bit about <text:span text:style-name="T6">lists</text:span></text:p>
      <text:p text:style-name="P4">- they're no binary trees</text:p>
      <text:p text:style-name="P4">- official name is ARRAY </text:p>
      <text:p text:style-name="P4"/>
      <text:p text:style-name="P4">var pippo = [1,2,3,4]</text:p>
      <text:p text:style-name="P4">pippo.slice(1)</text:p>
      <text:p text:style-name="P4">pippo</text:p>
      <text:p text:style-name="P4"/>
      <text:p text:style-name="P4">function tail(list){</text:p>
      <text:p text:style-name="P4"><text:s text:c="2"/>return list.slice(1);</text:p>
      <text:p text:style-name="P4">}</text:p>
      <text:p text:style-name="P4"/>
      <text:p text:style-name="P4">pippo.slice(0,1)</text:p>
      <text:p text:style-name="P4">function head(list){</text:p>
      <text:p text:style-name="P4"><text:s text:c="2"/>return list.slice(0,1)[0];</text:p>
      <text:p text:style-name="P4">}</text:p>
      <text:p text:style-name="P4"/>
      <text:p text:style-name="P4">- copia di un'array?</text:p>
      <text:p text:style-name="P4">var pluto = pippo.slice()</text:p>
      <text:p text:style-name="P4"/>
      <text:p text:style-name="P4">function cons(atom,list){</text:p>
      <text:p text:style-name="P4"><text:s text:c="2"/>return [atom].concat(list);</text:p>
      <text:p text:style-name="P4">}</text:p>
      <text:p text:style-name="P4"/>
      <text:p text:style-name="P4">pippo.concat(pippo)</text:p>
      <text:p text:style-name="P4">pippo</text:p>
      <text:p text:style-name="P4"><text:soft-page-break/></text:p>
      <text:p text:style-name="P4">function cons(atom,list){</text:p>
      <text:p text:style-name="P4"><text:s text:c="2"/>return [atom].concat(list);</text:p>
      <text:p text:style-name="P4">}</text:p>
      <text:p text:style-name="P4">cons(0,pippo)</text:p>
      <text:p text:style-name="P4"/>
      <text:p text:style-name="P7"/>
      <text:p text:style-name="P4">5) <text:span text:style-name="T6">recursion</text:span></text:p>
      <text:p text:style-name="P4">function FL(l,f,a){</text:p>
      <text:p text:style-name="P4"><text:s text:c="2"/>if (l.length === 0) {</text:p>
      <text:p text:style-name="P4"><text:s text:c="4"/>return a;</text:p>
      <text:p text:style-name="P4"><text:s text:c="2"/>}</text:p>
      <text:p text:style-name="P4"><text:s text:c="2"/>return FL(tail(l),f,f(a,head(l)));</text:p>
      <text:p text:style-name="P4">}</text:p>
      <text:p text:style-name="P4">FL([1,2,3,4],function(x,y){ return x+y; },0)</text:p>
      <text:p text:style-name="P4"/>
      <text:p text:style-name="P4">function CY(f){</text:p>
      <text:p text:style-name="P4"><text:s text:c="2"/>return function(x){</text:p>
      <text:p text:style-name="P4"><text:s text:c="4"/>if (f.length === 1){</text:p>
      <text:p text:style-name="P4"><text:s text:c="6"/>return f(x);</text:p>
      <text:p text:style-name="P4"><text:s text:c="4"/>}</text:p>
      <text:p text:style-name="P4"><text:s text:c="4"/>return CY(f.bind(null, x));</text:p>
      <text:p text:style-name="P4"><text:s text:c="2"/>}</text:p>
      <text:p text:style-name="P4">}</text:p>
      <text:p text:style-name="P4">function sommaTre(x,y,z){ return x+y+z; }(1,2,3)</text:p>
      <text:p text:style-name="P4">CY(sommaTre)(1)(2)(3)</text:p>
      <text:p text:style-name="P4"/>
      <text:p text:style-name="P4"/>
      <text:p text:style-name="P7"/>
      <text:p text:style-name="P4">6) <text:span text:style-name="T6">writer monad</text:span></text:p>
      <text:p text:style-name="P4">- [value,monoid]</text:p>
      <text:p text:style-name="P6"><text:span text:style-name="T1">- monoide --&gt; elemento neutro (m_empty) + operatore binario (m_append) + propriet</text:span><text:span text:style-name="T2">à</text:span><text:span text:style-name="T1"> associativa</text:span></text:p>
      <text:p text:style-name="P4"/>
      <text:p text:style-name="P4">function writer(couple){</text:p>
      <text:p text:style-name="P4"><text:s text:c="2"/>var monad = couple.slice();</text:p>
      <text:p text:style-name="P4"><text:s text:c="2"/>var m_empty = null;</text:p>
      <text:p text:style-name="P4"><text:s text:c="2"/>var m_append = null;</text:p>
      <text:p text:style-name="P4"><text:s text:c="2"/>monad.bind = function(faw){</text:p>
      <text:p text:style-name="P4"><text:s text:c="4"/>var newCouple = faw(monad[0]);</text:p>
      <text:p text:style-name="P4"><text:s text:c="4"/>return writer<text:span text:style-name="T4">(</text:span>[<text:line-break/> <text:s text:c="5"/>newCouple[0], <text:line-break/> <text:s text:c="5"/>m_append(monad[1], newCouple[1])<text:line-break/> <text:s text:c="3"/>]);</text:p>
      <text:p text:style-name="P4"><text:s text:c="2"/>}</text:p>
      <text:p text:style-name="P4"><text:s text:c="2"/>return monad;</text:p>
      <text:p text:style-name="P4">}</text:p>
      <text:p text:style-name="P4"/>
      <text:p text:style-name="P4"/>
      <text:p text:style-name="P1"/>
      <text:p text:style-name="P7">7) <text:span text:style-name="T6">further pointers</text:span></text:p>
      <text:p text:style-name="P4">- libro crockford</text:p>
      <text:p text:style-name="P4">- https://developer.mozilla.org/en-US/docs/Web/JavaScript</text:p>
      <text:p text:style-name="P4">- underscore.js &amp;&amp; libro Fogus</text:p>
      <text:p text:style-name="P4">- JavaScript allong<text:span text:style-name="T4">è</text:span></text:p>
      <text:p text:style-name="P4">- Axel Rauschmayer, Matt Might, Douglas Crockford, Reginald Braithwaite</text:p>
      <text:p text:style-name="P4"/>
      <text:p text:style-name="P4">- the Little/Seasoned Schemer</text:p>
      <text:p text:style-name="P4">- SICP</text:p>
      <text:p text:style-name="P4">- Clojure!!!!!!!!</text:p>
      <text:p text:style-name="P4"/>
      <text:p text:style-name="P4">- craftmanship, craftmanship, craftmanship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11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4:10:11.395000000</dc:date>
    <meta:generator>LibreOffice/4.2.5.2$Windows_x86 LibreOffice_project/61cb170a04bb1f12e77c884eab9192be736ec5f5</meta:generator>
    <meta:editing-duration>PT26M4S</meta:editing-duration>
    <meta:editing-cycles>2</meta:editing-cycles>
    <meta:document-statistic meta:table-count="0" meta:image-count="0" meta:object-count="0" meta:page-count="11" meta:paragraph-count="180" meta:word-count="471" meta:character-count="3568" meta:non-whitespace-character-count="3126"/>
  </office:meta>
</office:document-meta>
</file>